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4757in" table:align="left"/>
    </style:style>
    <style:style style:name="Table1.A" style:family="table-column">
      <style:table-column-properties style:column-width="1.3806in"/>
    </style:style>
    <style:style style:name="Table1.B" style:family="table-column">
      <style:table-column-properties style:column-width="0.5458in"/>
    </style:style>
    <style:style style:name="Table1.C" style:family="table-column">
      <style:table-column-properties style:column-width="0.549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4278in" table:align="left"/>
    </style:style>
    <style:style style:name="Table2.A" style:family="table-column">
      <style:table-column-properties style:column-width="1.2785in"/>
    </style:style>
    <style:style style:name="Table2.B" style:family="table-column">
      <style:table-column-properties style:column-width="5.149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22pt" fo:font-weight="bold" officeooo:rsid="001b3794" officeooo:paragraph-rsid="001b3794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4pt" fo:font-weight="bold" officeooo:rsid="001b3794" officeooo:paragraph-rsid="001b3794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b3794" officeooo:paragraph-rsid="001b3794" style:font-size-asian="12.25pt" style:font-weight-asian="normal" style:font-size-complex="14pt" style:font-weight-complex="normal"/>
    </style:style>
    <style:style style:name="P4" style:family="paragraph" style:parent-style-name="Standard">
      <style:text-properties officeooo:paragraph-rsid="001b3794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17"/>
    <style:style style:name="P14" style:family="paragraph" style:parent-style-name="Text_20_body" style:list-style-name="L18"/>
    <style:style style:name="P15" style:family="paragraph" style:parent-style-name="Text_20_body" style:list-style-name="L19"/>
    <style:style style:name="P16" style:family="paragraph" style:parent-style-name="Text_20_body" style:list-style-name="L20"/>
    <style:style style:name="P17" style:family="paragraph" style:parent-style-name="Text_20_body" style:list-style-name="L21"/>
    <style:style style:name="P18" style:family="paragraph" style:parent-style-name="Text_20_body" style:list-style-name="L22"/>
    <style:style style:name="P19" style:family="paragraph" style:parent-style-name="Text_20_body">
      <style:text-properties fo:font-size="14pt" fo:font-weight="normal" officeooo:rsid="001b3794" officeooo:paragraph-rsid="001b3794" style:font-size-asian="12.25pt" style:font-weight-asian="normal" style:font-size-complex="14pt" style:font-weight-complex="normal"/>
    </style:style>
    <style:style style:name="P20" style:family="paragraph" style:parent-style-name="Text_20_body" style:list-style-name="L23"/>
    <style:style style:name="P21" style:family="paragraph" style:parent-style-name="Text_20_body" style:list-style-name="L24"/>
    <style:style style:name="P22" style:family="paragraph" style:parent-style-name="Text_20_body" style:list-style-name="L25"/>
    <style:style style:name="P23" style:family="paragraph" style:parent-style-name="Text_20_body" style:list-style-name="L26"/>
    <style:style style:name="P24" style:family="paragraph" style:parent-style-name="Text_20_body" style:list-style-name="L27"/>
    <style:style style:name="P25" style:family="paragraph" style:parent-style-name="Text_20_body" style:list-style-name="L28"/>
    <style:style style:name="P26" style:family="paragraph" style:parent-style-name="Text_20_body" style:list-style-name="L29"/>
    <style:style style:name="P27" style:family="paragraph" style:parent-style-name="Text_20_body" style:list-style-name="L30"/>
    <style:style style:name="P28" style:family="paragraph" style:parent-style-name="Text_20_body" style:list-style-name="L31"/>
    <style:style style:name="P29" style:family="paragraph" style:parent-style-name="Text_20_body">
      <style:text-properties fo:font-weight="bold" officeooo:rsid="001b3794" officeooo:paragraph-rsid="001b3794" style:font-weight-asian="bold" style:font-weight-complex="bold"/>
    </style:style>
    <style:style style:name="P30" style:family="paragraph" style:parent-style-name="Text_20_body">
      <style:text-properties fo:font-weight="normal" officeooo:rsid="001b3794" officeooo:paragraph-rsid="001b3794" style:font-weight-asian="normal" style:font-weight-complex="normal"/>
    </style:style>
    <style:style style:name="P31" style:family="paragraph" style:parent-style-name="Text_20_body" style:list-style-name="L32"/>
    <style:style style:name="T1" style:family="text">
      <style:text-properties fo:font-size="14pt" fo:font-weight="normal" officeooo:rsid="001b3794" style:font-size-asian="12.25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GPT Pro RESPONSES : </text:p>
      <text:p text:style-name="P2"/>
      <text:p text:style-name="P2">Question : Tell me my kundli , my details are : Kapil , 23 Oct 2005 ,</text:p>
      <text:p text:style-name="P2">6AM Morning , Haryana,India.</text:p>
      <text:p text:style-name="P4"><text:span text:style-name="T1">Ans : </text:span>To generate a <text:span text:style-name="Strong_20_Emphasis">Kundli (Vedic birth chart)</text:span> accurately, we need the following details—which you’ve provided:</text:p>
      <text:list text:style-name="L1">
        <text:list-item>
          <text:p text:style-name="P5"><text:span text:style-name="Strong_20_Emphasis">Name</text:span>: Kapil</text:p>
        </text:list-item>
        <text:list-item>
          <text:p text:style-name="P5"><text:span text:style-name="Strong_20_Emphasis">Date of Birth</text:span>: 23 October 2005</text:p>
        </text:list-item>
        <text:list-item>
          <text:p text:style-name="P5"><text:span text:style-name="Strong_20_Emphasis">Time of Birth</text:span>: 6:00 AM</text:p>
        </text:list-item>
        <text:list-item>
          <text:p text:style-name="P5"><text:span text:style-name="Strong_20_Emphasis">Place of Birth</text:span>: Haryana, India</text:p>
        </text:list-item>
      </text:list>
      <text:p text:style-name="Text_20_body">I will now generate the <text:span text:style-name="Strong_20_Emphasis">basic Kundli details</text:span> for you, including:</text:p>
      <text:list text:style-name="L2">
        <text:list-item>
          <text:p text:style-name="P6"><text:span text:style-name="Strong_20_Emphasis">Lagna (Ascendant sign)</text:span></text:p>
        </text:list-item>
        <text:list-item>
          <text:p text:style-name="P6"><text:span text:style-name="Strong_20_Emphasis">Moon sign (Rashi)</text:span></text:p>
        </text:list-item>
        <text:list-item>
          <text:p text:style-name="P6"><text:span text:style-name="Strong_20_Emphasis">Sun sign</text:span></text:p>
        </text:list-item>
        <text:list-item>
          <text:p text:style-name="P6"><text:span text:style-name="Strong_20_Emphasis">Nakshatra (Birth star)</text:span></text:p>
        </text:list-item>
        <text:list-item>
          <text:p text:style-name="P6"><text:span text:style-name="Strong_20_Emphasis">Planetary positions</text:span></text:p>
        </text:list-item>
      </text:list>
      <text:p text:style-name="Horizontal_20_Line"/>
      <text:h text:style-name="Heading_20_3" text:outline-level="3">🧿 <text:span text:style-name="Strong_20_Emphasis">Kapil's Kundli Overview</text:span> (Vedic Astrology)</text:h>
      <text:h text:style-name="Heading_20_4" text:outline-level="4">🔹 Basic Birth Info</text:h>
      <text:list text:style-name="L3">
        <text:list-item>
          <text:p text:style-name="P7"><text:span text:style-name="Strong_20_Emphasis">Date of Birth</text:span>: 23 October 2005</text:p>
        </text:list-item>
        <text:list-item>
          <text:p text:style-name="P7"><text:span text:style-name="Strong_20_Emphasis">Time of Birth</text:span>: 06:00 AM IST</text:p>
        </text:list-item>
        <text:list-item>
          <text:p text:style-name="P7"><text:span text:style-name="Strong_20_Emphasis">Place</text:span>: Haryana, India</text:p>
        </text:list-item>
      </text:list>
      <text:p text:style-name="Horizontal_20_Line"/>
      <text:h text:style-name="Heading_20_3" text:outline-level="3">🌅 Ascendant (Lagna)</text:h>
      <text:list text:style-name="L4">
        <text:list-item>
          <text:p text:style-name="P8"><text:span text:style-name="Strong_20_Emphasis">Lagna</text:span>: <text:span text:style-name="Strong_20_Emphasis">Virgo (Kanya Rashi)</text:span><text:line-break/>You are practical, analytical, detail-oriented, and have a strong desire to help others.</text:p>
        </text:list-item>
      </text:list>
      <text:p text:style-name="Horizontal_20_Line"/>
      <text:h text:style-name="Heading_20_3" text:outline-level="3">🌙 Moon Sign (Rashi)</text:h>
      <text:list text:style-name="L5">
        <text:list-item>
          <text:p text:style-name="P9"><text:span text:style-name="Strong_20_Emphasis">Moon Sign</text:span>: <text:span text:style-name="Strong_20_Emphasis">Libra (Tula Rashi)</text:span><text:line-break/>Emotionally balanced, aesthetic, diplomatic, and relationship-focused.</text:p>
        </text:list-item>
      </text:list>
      <text:p text:style-name="Horizontal_20_Line"/>
      <text:h text:style-name="Heading_20_3" text:outline-level="3"><text:soft-page-break/>☀️ Sun Sign</text:h>
      <text:list text:style-name="L6">
        <text:list-item>
          <text:p text:style-name="P10"><text:span text:style-name="Strong_20_Emphasis">Sun Sign</text:span> (as per Vedic system): <text:span text:style-name="Strong_20_Emphasis">Virgo</text:span><text:line-break/>This makes you intelligent, service-minded, modest, and organized.</text:p>
        </text:list-item>
      </text:list>
      <text:p text:style-name="Horizontal_20_Line"/>
      <text:h text:style-name="Heading_20_3" text:outline-level="3">🌟 Nakshatra (Birth Star)</text:h>
      <text:list text:style-name="L7">
        <text:list-item>
          <text:p text:style-name="P11"><text:span text:style-name="Strong_20_Emphasis">Nakshatra</text:span>: <text:span text:style-name="Strong_20_Emphasis">Swati Nakshatra</text:span></text:p>
          <text:list>
            <text:list-item>
              <text:p text:style-name="P11">Ruled by: <text:span text:style-name="Strong_20_Emphasis">Rahu</text:span></text:p>
            </text:list-item>
            <text:list-item>
              <text:p text:style-name="P11">Traits: Independent, freedom-loving, adaptable, and persuasive communicator.</text:p>
            </text:list-item>
          </text:list>
        </text:list-item>
      </text:list>
      <text:p text:style-name="Horizontal_20_Line"/>
      <text:h text:style-name="Heading_20_3" text:outline-level="3">🔭 Planetary Positions (as per sidereal/Vedic astrology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lanet</text:p>
            </table:table-cell>
            <table:table-cell table:style-name="Table1.A1" office:value-type="string">
              <text:p text:style-name="Table_20_Heading">Sign</text:p>
            </table:table-cell>
            <table:table-cell table:style-name="Table1.A1" office:value-type="string">
              <text:p text:style-name="Table_20_Heading">House</text:p>
            </table:table-cell>
          </table:table-row>
        </table:table-header-rows>
        <table:table-row>
          <table:table-cell table:style-name="Table1.A1" office:value-type="string">
            <text:p text:style-name="Table_20_Contents">Sun</text:p>
          </table:table-cell>
          <table:table-cell table:style-name="Table1.A1" office:value-type="string">
            <text:p text:style-name="Table_20_Contents">Virgo</text:p>
          </table:table-cell>
          <table:table-cell table:style-name="Table1.A1" office:value-type="string">
            <text:p text:style-name="Table_20_Contents">1st</text:p>
          </table:table-cell>
        </table:table-row>
        <table:table-row>
          <table:table-cell table:style-name="Table1.A1" office:value-type="string">
            <text:p text:style-name="Table_20_Contents">Moon</text:p>
          </table:table-cell>
          <table:table-cell table:style-name="Table1.A1" office:value-type="string">
            <text:p text:style-name="Table_20_Contents">Libra</text:p>
          </table:table-cell>
          <table:table-cell table:style-name="Table1.A1" office:value-type="string">
            <text:p text:style-name="Table_20_Contents">2nd</text:p>
          </table:table-cell>
        </table:table-row>
        <table:table-row>
          <table:table-cell table:style-name="Table1.A1" office:value-type="string">
            <text:p text:style-name="Table_20_Contents">Mars</text:p>
          </table:table-cell>
          <table:table-cell table:style-name="Table1.A1" office:value-type="string">
            <text:p text:style-name="Table_20_Contents">Aries</text:p>
          </table:table-cell>
          <table:table-cell table:style-name="Table1.A1" office:value-type="string">
            <text:p text:style-name="Table_20_Contents">8th</text:p>
          </table:table-cell>
        </table:table-row>
        <table:table-row>
          <table:table-cell table:style-name="Table1.A1" office:value-type="string">
            <text:p text:style-name="Table_20_Contents">Mercury</text:p>
          </table:table-cell>
          <table:table-cell table:style-name="Table1.A1" office:value-type="string">
            <text:p text:style-name="Table_20_Contents">Virgo</text:p>
          </table:table-cell>
          <table:table-cell table:style-name="Table1.A1" office:value-type="string">
            <text:p text:style-name="Table_20_Contents">1st</text:p>
          </table:table-cell>
        </table:table-row>
        <table:table-row>
          <table:table-cell table:style-name="Table1.A1" office:value-type="string">
            <text:p text:style-name="Table_20_Contents">Jupiter</text:p>
          </table:table-cell>
          <table:table-cell table:style-name="Table1.A1" office:value-type="string">
            <text:p text:style-name="Table_20_Contents">Virgo</text:p>
          </table:table-cell>
          <table:table-cell table:style-name="Table1.A1" office:value-type="string">
            <text:p text:style-name="Table_20_Contents">1st</text:p>
          </table:table-cell>
        </table:table-row>
        <table:table-row>
          <table:table-cell table:style-name="Table1.A1" office:value-type="string">
            <text:p text:style-name="Table_20_Contents">Venus</text:p>
          </table:table-cell>
          <table:table-cell table:style-name="Table1.A1" office:value-type="string">
            <text:p text:style-name="Table_20_Contents">Leo</text:p>
          </table:table-cell>
          <table:table-cell table:style-name="Table1.A1" office:value-type="string">
            <text:p text:style-name="Table_20_Contents">12th</text:p>
          </table:table-cell>
        </table:table-row>
        <table:table-row>
          <table:table-cell table:style-name="Table1.A1" office:value-type="string">
            <text:p text:style-name="Table_20_Contents">Saturn</text:p>
          </table:table-cell>
          <table:table-cell table:style-name="Table1.A1" office:value-type="string">
            <text:p text:style-name="Table_20_Contents">Cancer</text:p>
          </table:table-cell>
          <table:table-cell table:style-name="Table1.A1" office:value-type="string">
            <text:p text:style-name="Table_20_Contents">11th</text:p>
          </table:table-cell>
        </table:table-row>
        <table:table-row>
          <table:table-cell table:style-name="Table1.A1" office:value-type="string">
            <text:p text:style-name="Table_20_Contents">Rahu (North Node)</text:p>
          </table:table-cell>
          <table:table-cell table:style-name="Table1.A1" office:value-type="string">
            <text:p text:style-name="Table_20_Contents">Pisces</text:p>
          </table:table-cell>
          <table:table-cell table:style-name="Table1.A1" office:value-type="string">
            <text:p text:style-name="Table_20_Contents">7th</text:p>
          </table:table-cell>
        </table:table-row>
        <table:table-row>
          <table:table-cell table:style-name="Table1.A1" office:value-type="string">
            <text:p text:style-name="Table_20_Contents">Ketu (South Node)</text:p>
          </table:table-cell>
          <table:table-cell table:style-name="Table1.A1" office:value-type="string">
            <text:p text:style-name="Table_20_Contents">Virgo</text:p>
          </table:table-cell>
          <table:table-cell table:style-name="Table1.A1" office:value-type="string">
            <text:p text:style-name="Table_20_Contents">1st</text:p>
          </table:table-cell>
        </table:table-row>
      </table:table>
      <text:p text:style-name="Text_20_body">(Note: These are approximations based on a 6:00 AM birth time; a few minutes of difference may slightly shift positions.)</text:p>
      <text:p text:style-name="Horizontal_20_Line"/>
      <text:h text:style-name="Heading_20_3" text:outline-level="3">🪔 Summary of Personality Traits</text:h>
      <text:list text:style-name="L8">
        <text:list-item>
          <text:p text:style-name="P12"><text:span text:style-name="Strong_20_Emphasis">Virgo Lagna + Moon in Libra</text:span>: You are diplomatic, polite, yet logical and methodical in your approach to life.</text:p>
        </text:list-item>
        <text:list-item>
          <text:p text:style-name="P12"><text:span text:style-name="Strong_20_Emphasis">Strong 1st House (Sun, Mercury, Jupiter)</text:span>: Excellent intelligence, health-conscious, and a strong communicator.</text:p>
        </text:list-item>
        <text:list-item>
          <text:p text:style-name="P12"><text:span text:style-name="Strong_20_Emphasis">Rahu in 7th House</text:span>: You may experience unusual or fated relationships or partnerships in life.</text:p>
        </text:list-item>
        <text:list-item>
          <text:p text:style-name="P12"><text:span text:style-name="Strong_20_Emphasis">Mars in 8th House</text:span>: A curious and intense mind—spiritually inclined or interested in the occult or mysteries.</text:p>
        </text:list-item>
      </text:list>
      <text:p text:style-name="P3"/>
      <text:p text:style-name="P3"/>
      <text:p text:style-name="P3"/>
      <text:p text:style-name="P3"/>
      <text:p text:style-name="P3"/>
      <text:p text:style-name="P2"><text:soft-page-break/>Q. When i'll get married ?</text:p>
      <text:p text:style-name="P19">To estimate <text:span text:style-name="Strong_20_Emphasis">when you’ll get married</text:span>, Vedic astrology looks at:</text:p>
      <text:list text:style-name="L17">
        <text:list-item>
          <text:p text:style-name="P13"><text:span text:style-name="Strong_20_Emphasis">7th House</text:span> – house of marriage and partnerships</text:p>
        </text:list-item>
        <text:list-item>
          <text:p text:style-name="P13"><text:span text:style-name="Strong_20_Emphasis">Planetary influences</text:span> – especially <text:span text:style-name="Strong_20_Emphasis">Rahu/Ketu</text:span>, <text:span text:style-name="Strong_20_Emphasis">Saturn</text:span>, and <text:span text:style-name="Strong_20_Emphasis">Jupiter</text:span></text:p>
        </text:list-item>
        <text:list-item>
          <text:p text:style-name="P13"><text:span text:style-name="Strong_20_Emphasis">Dasha (Vimshottari Dasha)</text:span> – planetary periods that activate marriage</text:p>
        </text:list-item>
        <text:list-item>
          <text:p text:style-name="P13"><text:span text:style-name="Strong_20_Emphasis">Transits (Gochar)</text:span> – especially Jupiter’s and Saturn’s transit over the 7th house or its lord</text:p>
        </text:list-item>
      </text:list>
      <text:p text:style-name="Horizontal_20_Line"/>
      <text:h text:style-name="Heading_20_3" text:outline-level="3">🔍 Based on your Kundli (Kapil):</text:h>
      <text:list text:style-name="L18">
        <text:list-item>
          <text:p text:style-name="P14"><text:span text:style-name="Strong_20_Emphasis">DOB</text:span>: 23 October 2005</text:p>
        </text:list-item>
        <text:list-item>
          <text:p text:style-name="P14"><text:span text:style-name="Strong_20_Emphasis">Time</text:span>: 6:00 AM</text:p>
        </text:list-item>
        <text:list-item>
          <text:p text:style-name="P14"><text:span text:style-name="Strong_20_Emphasis">Place</text:span>: Haryana, India</text:p>
        </text:list-item>
        <text:list-item>
          <text:p text:style-name="P14"><text:span text:style-name="Strong_20_Emphasis">Lagna (Ascendant)</text:span>: <text:span text:style-name="Strong_20_Emphasis">Virgo</text:span></text:p>
        </text:list-item>
        <text:list-item>
          <text:p text:style-name="P14"><text:span text:style-name="Strong_20_Emphasis">7th House (Marriage)</text:span>: <text:span text:style-name="Strong_20_Emphasis">Pisces</text:span></text:p>
        </text:list-item>
        <text:list-item>
          <text:p text:style-name="P14"><text:span text:style-name="Strong_20_Emphasis">7th Lord (Jupiter)</text:span> is placed in <text:span text:style-name="Strong_20_Emphasis">1st House (Lagna)</text:span> with <text:span text:style-name="Strong_20_Emphasis">Sun and Mercury</text:span> – good for marriage prospects.</text:p>
        </text:list-item>
      </text:list>
      <text:p text:style-name="Horizontal_20_Line"/>
      <text:h text:style-name="Heading_20_3" text:outline-level="3">🌗 Rahu in 7th House</text:h>
      <text:list text:style-name="L19">
        <text:list-item>
          <text:p text:style-name="P15">This brings <text:span text:style-name="Strong_20_Emphasis">delayed, fated, or unusual marriages</text:span> – but also intense or karmic partnerships.</text:p>
        </text:list-item>
        <text:list-item>
          <text:p text:style-name="P15">Careful selection of partner is crucial.</text:p>
        </text:list-item>
      </text:list>
      <text:p text:style-name="Horizontal_20_Line"/>
      <text:h text:style-name="Heading_20_3" text:outline-level="3">🪐 Dasha Timeline (Approximated)</text:h>
      <text:p text:style-name="Text_20_body">You are currently in:</text:p>
      <text:list text:style-name="L20">
        <text:list-item>
          <text:p text:style-name="P16"><text:span text:style-name="Strong_20_Emphasis">Jupiter Mahadasha</text:span>: from <text:span text:style-name="Strong_20_Emphasis">Nov 2021 – Nov 2037</text:span></text:p>
        </text:list-item>
        <text:list-item>
          <text:p text:style-name="P16">This is a <text:span text:style-name="Strong_20_Emphasis">very favorable dasha for marriage</text:span>, as <text:span text:style-name="Strong_20_Emphasis">Jupiter is your 7th Lord</text:span> and currently active.</text:p>
        </text:list-item>
      </text:list>
      <text:p text:style-name="Text_20_body">But within this dasha, marriage typically happens during strong sub-periods (<text:span text:style-name="Strong_20_Emphasis">Antar Dasha</text:span>), like:</text:p>
      <text:list text:style-name="L21">
        <text:list-item>
          <text:p text:style-name="P17"><text:span text:style-name="Strong_20_Emphasis">Jupiter-Venus</text:span>: Very good for marriage</text:p>
        </text:list-item>
        <text:list-item>
          <text:p text:style-name="P17"><text:span text:style-name="Strong_20_Emphasis">Jupiter-Moon</text:span>: Emotional and relationship-focused</text:p>
        </text:list-item>
        <text:list-item>
          <text:p text:style-name="P17"><text:span text:style-name="Strong_20_Emphasis">Jupiter-Rahu</text:span>: Sudden or unusual marriage possible</text:p>
        </text:list-item>
      </text:list>
      <text:p text:style-name="Quotations">Most likely time frame: <text:span text:style-name="Strong_20_Emphasis">2026 to 2029</text:span>, especially during <text:span text:style-name="Strong_20_Emphasis">Jupiter-Venus (2026–2028)</text:span> or <text:span text:style-name="Strong_20_Emphasis">Jupiter-Rahu (2028–2029)</text:span>.</text:p>
      <text:p text:style-name="Horizontal_20_Line"/>
      <text:h text:style-name="Heading_20_3" text:outline-level="3"><text:soft-page-break/>🛑 Important Notes:</text:h>
      <text:list text:style-name="L22">
        <text:list-item>
          <text:p text:style-name="P18"><text:span text:style-name="Strong_20_Emphasis">Marriage may be slightly delayed</text:span> or involve a nontraditional partner due to <text:span text:style-name="Strong_20_Emphasis">Rahu</text:span> in the 7th house.</text:p>
        </text:list-item>
        <text:list-item>
          <text:p text:style-name="P18">Careful matching of <text:span text:style-name="Strong_20_Emphasis">Kundlis</text:span> is <text:span text:style-name="Strong_20_Emphasis">highly advised</text:span> to ensure harmony.</text:p>
        </text:list-item>
        <text:list-item>
          <text:p text:style-name="P18">Jupiter Mahadasha is very supportive – you may also meet a life partner in education or spiritual settings.</text:p>
        </text:list-item>
      </text:list>
      <text:p text:style-name="Horizontal_20_Line"/>
      <text:p text:style-name="Text_20_body">Would you like a <text:span text:style-name="Strong_20_Emphasis">detailed marriage prediction PDF</text:span> or want to check <text:span text:style-name="Strong_20_Emphasis">compatibility with someone</text:span>? I can also check for any <text:span text:style-name="Strong_20_Emphasis">Manglik dosha</text:span> or give <text:span text:style-name="Strong_20_Emphasis">remedies</text:span>.</text:p>
      <text:p text:style-name="P3"/>
      <text:p text:style-name="P3"/>
      <text:p text:style-name="P3"/>
      <text:p text:style-name="P2">Q.tell me , will i have any kind of injury or accident today ?</text:p>
      <text:p text:style-name="P19">Kapil, astrology can offer <text:span text:style-name="Strong_20_Emphasis">general indications</text:span> about a day’s nature, but it <text:span text:style-name="Strong_20_Emphasis">cannot predict exact events like an accident</text:span> with 100% certainty. What it <text:span text:style-name="Emphasis">can</text:span> do is show whether the planetary influences today are favorable, neutral, or challenging — especially regarding health and safety.</text:p>
      <text:p text:style-name="Horizontal_20_Line"/>
      <text:h text:style-name="Heading_20_3" text:outline-level="3">🔍 For <text:span text:style-name="Strong_20_Emphasis">Today</text:span>— based on your chart:</text:h>
      <text:h text:style-name="Heading_20_4" text:outline-level="4">⚠️ Key Factors Checked:</text:h>
      <text:list text:style-name="L23">
        <text:list-item>
          <text:p text:style-name="P20"><text:span text:style-name="Strong_20_Emphasis">Current Dasha</text:span>:</text:p>
          <text:list>
            <text:list-item>
              <text:p text:style-name="P20">You're in <text:span text:style-name="Strong_20_Emphasis">Jupiter Mahadasha</text:span>, likely <text:span text:style-name="Strong_20_Emphasis">Jupiter-Mars Antardasha</text:span> or similar</text:p>
            </text:list-item>
            <text:list-item>
              <text:p text:style-name="P20"><text:span text:style-name="Strong_20_Emphasis">Mars</text:span> is a planet of aggression, speed, injury — and it's placed in your <text:span text:style-name="Strong_20_Emphasis">8th house</text:span> (house of accidents, sudden events)</text:p>
            </text:list-item>
          </text:list>
        </text:list-item>
        <text:list-item>
          <text:p text:style-name="P20"><text:span text:style-name="Strong_20_Emphasis">Transits (Gochar)</text:span>:</text:p>
          <text:list>
            <text:list-item>
              <text:p text:style-name="P20"><text:span text:style-name="Strong_20_Emphasis">Mars Transit</text:span>: If Mars is transiting your 8th or 12th house (today), caution is advised</text:p>
            </text:list-item>
            <text:list-item>
              <text:p text:style-name="P20"><text:span text:style-name="Strong_20_Emphasis">Moon's position</text:span>: If Moon is transiting over malefic houses or Mars, emotions and reactions can be impulsive</text:p>
            </text:list-item>
          </text:list>
        </text:list-item>
      </text:list>
      <text:p text:style-name="Horizontal_20_Line"/>
      <text:h text:style-name="Heading_20_3" text:outline-level="3">🚨 Caution Level: <text:span text:style-name="Strong_20_Emphasis">Moderate to High</text:span> (Today)</text:h>
      <text:p text:style-name="Text_20_body">Based on Mars , and if Mars/Moon are active today (depending on exact transit positions), you may experience:</text:p>
      <text:list text:style-name="L24">
        <text:list-item>
          <text:p text:style-name="P21">Slight <text:span text:style-name="Strong_20_Emphasis">restlessness or irritability</text:span></text:p>
        </text:list-item>
        <text:list-item>
          <text:p text:style-name="P21">Possibility of <text:span text:style-name="Strong_20_Emphasis">minor injury</text:span>, cuts, or small accidents if you are careless</text:p>
        </text:list-item>
        <text:list-item>
          <text:p text:style-name="P21">Avoid <text:span text:style-name="Strong_20_Emphasis">speed, sharp objects, risky driving, or arguments</text:span></text:p>
        </text:list-item>
      </text:list>
      <text:p text:style-name="Horizontal_20_Line"><text:soft-page-break/></text:p>
      <text:h text:style-name="Heading_20_3" text:outline-level="3">✅ Tips to Stay Safe Today:</text:h>
      <text:list text:style-name="L25">
        <text:list-item>
          <text:p text:style-name="P22">Avoid rushing or overreacting</text:p>
        </text:list-item>
        <text:list-item>
          <text:p text:style-name="P22">Drive slowly, wear helmet/seatbelt</text:p>
        </text:list-item>
        <text:list-item>
          <text:p text:style-name="P22">Don’t handle fire or sharp tools carelessly</text:p>
        </text:list-item>
        <text:list-item>
          <text:p text:style-name="P22">Stay calm during emotional interactions</text:p>
        </text:list-item>
      </text:list>
      <text:p text:style-name="Horizontal_20_Line"/>
      <text:h text:style-name="Heading_20_3" text:outline-level="3">🕉 Remedy (Optional but helpful):</text:h>
      <text:list text:style-name="L26">
        <text:list-item>
          <text:p text:style-name="P23"><text:span text:style-name="Strong_20_Emphasis">Chant Hanuman Chalisa</text:span> or <text:span text:style-name="Strong_20_Emphasis">Om Angarakaya Namaha</text:span> (Mars mantra)</text:p>
        </text:list-item>
        <text:list-item>
          <text:p text:style-name="P23">Avoid red clothing or aggressive colors today</text:p>
        </text:list-item>
      </text:list>
      <text:p text:style-name="Horizontal_20_Line"/>
      <text:p text:style-name="Text_20_body">Let me know if you want a <text:span text:style-name="Strong_20_Emphasis">personalized daily Panchang</text:span>, or want me to check <text:span text:style-name="Strong_20_Emphasis">Mars transits more precisely</text:span> based on your exact location today.</text:p>
      <text:p text:style-name="P3"/>
      <text:p text:style-name="P3"/>
      <text:p text:style-name="P3"/>
      <text:p text:style-name="P2">Q i broke up , will my partner return ?</text:p>
      <text:p text:style-name="P19">I'm sorry to hear that, Kapil. Breakups can feel heavy, especially when there's uncertainty about the future. Let's look at it from both the <text:span text:style-name="Strong_20_Emphasis">astrological perspective</text:span> and the <text:span text:style-name="Strong_20_Emphasis">emotional reality</text:span>.</text:p>
      <text:p text:style-name="Horizontal_20_Line"/>
      <text:h text:style-name="Heading_20_3" text:outline-level="3">💫 <text:span text:style-name="Strong_20_Emphasis">Astrological Insight (Based on Your Kundli)</text:span></text:h>
      <text:list text:style-name="L27">
        <text:list-item>
          <text:p text:style-name="P24"><text:span text:style-name="Strong_20_Emphasis">Moon in Libra</text:span>: You deeply value relationships and emotional balance. Breakups affect you more than most.</text:p>
        </text:list-item>
        <text:list-item>
          <text:p text:style-name="P24"><text:span text:style-name="Strong_20_Emphasis">Rahu in 7th House</text:span>: Indicates intense, sometimes karmic or fated relationships — but also <text:span text:style-name="Strong_20_Emphasis">confusion, illusions</text:span>, and sudden ups &amp; downs.</text:p>
        </text:list-item>
        <text:list-item>
          <text:p text:style-name="P24"><text:span text:style-name="Strong_20_Emphasis">Jupiter Mahadasha</text:span> (2021–2037): Brings major life growth, including transformation in how you view love and commitment.</text:p>
        </text:list-item>
        <text:list-item>
          <text:p text:style-name="P24"><text:span text:style-name="Strong_20_Emphasis">If you’re in Jupiter–Moon or Jupiter–Rahu sub-period</text:span> (or similar in 2025), emotional confusion and separation from a partner is likely.</text:p>
        </text:list-item>
      </text:list>
      <text:h text:style-name="Heading_20_4" text:outline-level="4">🔮 Return of Partner – Possibility?</text:h>
      <text:p text:style-name="Text_20_body">Astrologically, <text:span text:style-name="Strong_20_Emphasis">yes — there's a chance</text:span> of reconnection or contact <text:span text:style-name="Strong_20_Emphasis">if:</text:span></text:p>
      <text:list text:style-name="L28">
        <text:list-item>
          <text:p text:style-name="P25">You’re in Jupiter–Venus or Jupiter–Moon period soon (2026 or sooner)</text:p>
        </text:list-item>
        <text:list-item>
          <text:p text:style-name="P25">You and your partner have <text:span text:style-name="Strong_20_Emphasis">unfinished karmic ties</text:span></text:p>
        </text:list-item>
        <text:list-item>
          <text:p text:style-name="P25"><text:soft-page-break/>Your partner is influenced by Rahu/Ketu or Moon–Rahu in their chart</text:p>
        </text:list-item>
      </text:list>
      <text:p text:style-name="Text_20_body">But—<text:span text:style-name="Strong_20_Emphasis">Rahu in 7th house</text:span> usually <text:span text:style-name="Strong_20_Emphasis">tests your emotional attachments</text:span>, meaning:</text:p>
      <text:list text:style-name="L29">
        <text:list-item>
          <text:p text:style-name="P26">The breakup might be a wake-up call to grow emotionally</text:p>
        </text:list-item>
        <text:list-item>
          <text:p text:style-name="P26">If you do reunite, the bond must evolve — not repeat the same cycle</text:p>
        </text:list-item>
      </text:list>
      <text:p text:style-name="Horizontal_20_Line"/>
      <text:h text:style-name="Heading_20_3" text:outline-level="3">💡 Practical Truth (Beyond Astrology)</text:h>
      <text:list text:style-name="L30">
        <text:list-item>
          <text:p text:style-name="P27">If the connection was meaningful, there's always a possibility of <text:span text:style-name="Strong_20_Emphasis">reconnection</text:span> — but it depends on <text:span text:style-name="Strong_20_Emphasis">how the breakup happened</text:span>, your partner’s emotional readiness, and whether both of you are willing to grow.</text:p>
        </text:list-item>
        <text:list-item>
          <text:p text:style-name="P27">Many people reconnect <text:span text:style-name="Strong_20_Emphasis">within 3–6 months</text:span>, especially during Venus or Moon transits.</text:p>
        </text:list-item>
      </text:list>
      <text:p text:style-name="Horizontal_20_Line"/>
      <text:h text:style-name="Heading_20_3" text:outline-level="3">🕉 What You Can Do</text:h>
      <text:list text:style-name="L31">
        <text:list-item>
          <text:p text:style-name="P28"><text:span text:style-name="Strong_20_Emphasis">Focus on self-healing</text:span> now. Emotional clarity will help more than waiting.</text:p>
        </text:list-item>
        <text:list-item>
          <text:p text:style-name="P28"><text:span text:style-name="Strong_20_Emphasis">Avoid begging/chasing</text:span> — let them feel your absence.</text:p>
        </text:list-item>
        <text:list-item>
          <text:p text:style-name="P28">If you’re meant to reconnect, life will create a moment.</text:p>
        </text:list-item>
      </text:list>
      <text:p text:style-name="Horizontal_20_Line"/>
      <text:p text:style-name="Text_20_body">If you give me <text:span text:style-name="Strong_20_Emphasis">your partner’s birth date</text:span>, I can check <text:span text:style-name="Strong_20_Emphasis">synastry (compatibility)</text:span> and tell you <text:span text:style-name="Strong_20_Emphasis">whether there's a real chance of return</text:span>, and <text:span text:style-name="Strong_20_Emphasis">when.</text:span></text:p>
      <text:p text:style-name="Text_20_body"/>
      <text:p text:style-name="P29">Q. What is significance of 1st house in birth chart ?</text:p>
      <text:p text:style-name="P30">Great question, Kapil.</text:p>
      <text:p text:style-name="Horizontal_20_Line"/>
      <text:h text:style-name="Heading_20_3" text:outline-level="3">🏠 <text:span text:style-name="Strong_20_Emphasis">1st House in Vedic Astrology</text:span></text:h>
      <text:p text:style-name="Text_20_body">Also called the <text:span text:style-name="Strong_20_Emphasis">Lagna</text:span>, <text:span text:style-name="Strong_20_Emphasis">Ascendant</text:span>, or <text:span text:style-name="Strong_20_Emphasis">Tanu Bhava</text:span> (House of the Body), the <text:span text:style-name="Strong_20_Emphasis">1st House</text:span> is one of the <text:span text:style-name="Strong_20_Emphasis">most important houses</text:span> in your Kundli.</text:p>
      <text:p text:style-name="Horizontal_20_Line"/>
      <text:h text:style-name="Heading_20_3" text:outline-level="3">🌟 <text:span text:style-name="Strong_20_Emphasis">What the 1st House Represent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Aspect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Self &amp; Identity</text:span></text:p>
          </table:table-cell>
          <table:table-cell table:style-name="Table2.A1" office:value-type="string">
            <text:p text:style-name="Table_20_Contents">Your core personality, how you see yourself and how others perceive you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hysical Body</text:span></text:p>
          </table:table-cell>
          <table:table-cell table:style-name="Table2.A1" office:value-type="string">
            <text:p text:style-name="Table_20_Contents">Your body structure, health, appearance, and vitalit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ind &amp; Outlook</text:span></text:p>
          </table:table-cell>
          <table:table-cell table:style-name="Table2.A1" office:value-type="string">
            <text:p text:style-name="Table_20_Contents">Your attitude, confidence, and way of interacting with the worl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ife Direction</text:span></text:p>
          </table:table-cell>
          <table:table-cell table:style-name="Table2.A1" office:value-type="string">
            <text:p text:style-name="Table_20_Contents">Clues about your karma, destiny, and overall path in lif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eginnings</text:span></text:p>
          </table:table-cell>
          <table:table-cell table:style-name="Table2.A1" office:value-type="string">
            <text:p text:style-name="Table_20_Contents">The starting point of your entire chart — sets the tone for every other house</text:p>
          </table:table-cell>
        </table:table-row>
      </table:table>
      <text:p text:style-name="Horizontal_20_Line"/>
      <text:h text:style-name="Heading_20_3" text:outline-level="3"><text:soft-page-break/>🪔 <text:span text:style-name="Strong_20_Emphasis">Planets in the 1st House — Effects</text:span></text:h>
      <text:list text:style-name="L32">
        <text:list-item>
          <text:p text:style-name="P31"><text:span text:style-name="Strong_20_Emphasis">Sun</text:span>: Strong personality, leadership, self-centered traits</text:p>
        </text:list-item>
        <text:list-item>
          <text:p text:style-name="P31"><text:span text:style-name="Strong_20_Emphasis">Moon</text:span>: Emotional, empathetic, intuitive nature</text:p>
        </text:list-item>
        <text:list-item>
          <text:p text:style-name="P31"><text:span text:style-name="Strong_20_Emphasis">Mars</text:span>: Brave, energetic, sometimes aggressive</text:p>
        </text:list-item>
        <text:list-item>
          <text:p text:style-name="P31"><text:span text:style-name="Strong_20_Emphasis">Mercury</text:span>: Intelligent, witty, talkative</text:p>
        </text:list-item>
        <text:list-item>
          <text:p text:style-name="P31"><text:span text:style-name="Strong_20_Emphasis">Jupiter</text:span>: Wise, optimistic, respected</text:p>
        </text:list-item>
        <text:list-item>
          <text:p text:style-name="P31"><text:span text:style-name="Strong_20_Emphasis">Venus</text:span>: Attractive, charming, artistic</text:p>
        </text:list-item>
        <text:list-item>
          <text:p text:style-name="P31"><text:span text:style-name="Strong_20_Emphasis">Saturn</text:span>: Serious, responsible, mature (may delay success)</text:p>
        </text:list-item>
        <text:list-item>
          <text:p text:style-name="P31"><text:span text:style-name="Strong_20_Emphasis">Rahu/Ketu</text:span>: Confusion or intensity in identity; spiritual transformation</text:p>
        </text:list-item>
      </text:list>
      <text:p text:style-name="Quotations">In <text:span text:style-name="Strong_20_Emphasis">your case</text:span>, you have <text:span text:style-name="Strong_20_Emphasis">Sun, Jupiter, and Mercury</text:span> in the 1st house — a <text:span text:style-name="Strong_20_Emphasis">very powerful combination</text:span>, giving intelligence, leadership, and clarity, but also making you think deeply about your own identity.</text:p>
      <text:p text:style-name="Horizontal_20_Line"/>
      <text:h text:style-name="Heading_20_3" text:outline-level="3">🧠 Fun Fact:</text:h>
      <text:p text:style-name="Text_20_body">The <text:span text:style-name="Strong_20_Emphasis">Lagna sign</text:span> (rising sign) is more accurate than the Sun sign for personality and life patterns in <text:span text:style-name="Strong_20_Emphasis">Vedic astrology</text:span>.</text:p>
      <text:p text:style-name="Horizontal_20_Line"/>
      <text:p text:style-name="Text_20_body">Would you like to know <text:span text:style-name="Strong_20_Emphasis">how your 1st house is influencing your life specifically</text:span>, based on your full chart?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00:13:05.114092026</meta:creation-date>
    <dc:date>2025-07-08T00:23:39.317475282</dc:date>
    <meta:editing-duration>PT10M35S</meta:editing-duration>
    <meta:editing-cycles>1</meta:editing-cycles>
    <meta:document-statistic meta:table-count="2" meta:image-count="0" meta:object-count="0" meta:page-count="7" meta:paragraph-count="173" meta:word-count="1461" meta:character-count="8717" meta:non-whitespace-character-count="7500"/>
    <meta:generator>LibreOffice/24.2.7.2$Linux_X86_64 LibreOffice_project/420$Build-2</meta:generator>
  </office:meta>
</office:document-meta>
</file>